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fill-color="#c3a6ff" draw:textarea-horizontal-align="justify" draw:textarea-vertical-align="middle" draw:auto-grow-height="false" fo:min-height="0.722cm" fo:min-width="1.2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dddddd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25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35cm" fo:min-width="1.5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fill-color="#a6d8ff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cm" fo:min-width="0.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fill-color="#f77473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fill-color="#beff99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28cm" svg:stroke-color="#000000" draw:marker-start-width="0.242cm" draw:marker-end="Arrow" draw:marker-end-width="0.25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683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fill-color="#c3a6ff" draw:textarea-horizontal-align="justify" draw:textarea-vertical-align="middle" draw:auto-grow-height="false" fo:min-height="0.722cm" fo:min-width="1.072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faa61a" draw:textarea-horizontal-align="justify" draw:textarea-vertical-align="middle" draw:auto-grow-height="false" fo:min-height="0.288cm" fo:min-width="0.038cm" fo:padding-top="0.139cm" fo:padding-bottom="0.139cm" fo:padding-left="0.264cm" fo:padding-right="0.264cm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3a6ff"/>
      <style:paragraph-properties fo:text-align="center"/>
      <style:text-properties style:font-name="Latin Modern Math"/>
    </style:style>
    <style:style style:name="P3" style:family="paragraph">
      <loext:graphic-properties draw:fill="none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6" style:family="paragraph">
      <loext:graphic-properties draw:fill="none"/>
      <style:paragraph-properties fo:text-align="center"/>
      <style:text-properties style:font-name="Liberation Serif"/>
    </style:style>
    <style:style style:name="P7" style:family="paragraph">
      <loext:graphic-properties draw:fill="none" draw:fill-color="#a6d8ff"/>
      <style:paragraph-properties fo:text-align="center"/>
      <style:text-properties style:font-name="Latin Modern Math"/>
    </style:style>
    <style:style style:name="P8" style:family="paragraph">
      <loext:graphic-properties draw:fill="none"/>
      <style:paragraph-properties fo:text-align="center"/>
      <style:text-properties style:font-name="Liberation Sans1"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style:font-name="Liberation Sans1" fo:font-size="12pt" style:font-size-asian="12pt" style:font-size-complex="12pt"/>
    </style:style>
    <style:style style:name="P12" style:family="paragraph">
      <loext:graphic-properties draw:fill="none" draw:fill-color="#f77473"/>
      <style:paragraph-properties fo:text-align="center"/>
      <style:text-properties style:font-name="Latin Modern Math" fo:font-size="16pt" style:font-size-asian="16pt" style:font-size-complex="16pt"/>
    </style:style>
    <style:style style:name="P13" style:family="paragraph">
      <loext:graphic-properties draw:fill="none" draw:fill-color="#beff99"/>
      <style:paragraph-properties fo:text-align="center"/>
      <style:text-properties style:font-name="Latin Modern Math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c3a6ff"/>
      <style:paragraph-properties fo:text-align="center"/>
      <style:text-properties style:font-name="Liberation Serif" fo:font-size="18pt" style:font-size-asian="18pt" style:font-size-complex="18pt"/>
    </style:style>
    <style:style style:name="P16" style:family="paragraph">
      <loext:graphic-properties draw:fill="solid" draw:fill-color="#faa61a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atin Modern Math" style:font-name-asian="Liberation Sans2" style:font-name-complex="Liberation Sans2"/>
    </style:style>
    <style:style style:name="T3" style:family="text">
      <style:text-properties style:font-name="Liberation Serif" fo:font-style="italic" style:font-name-asian="Liberation Sans2" style:font-style-asian="italic" style:font-name-complex="Liberation Sans2" style:font-style-complex="italic"/>
    </style:style>
    <style:style style:name="T4" style:family="text">
      <style:text-properties style:text-position="25% 66%" style:font-name="Liberation Serif" style:font-name-asian="Liberation Sans2" style:font-name-complex="Liberation Sans2"/>
    </style:style>
    <style:style style:name="T5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style:text-position="sub 66%"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style="italic" style:font-style-asian="italic" style:font-style-complex="italic"/>
    </style:style>
    <style:style style:name="T9" style:family="text">
      <style:text-properties style:text-position="sub 66%" fo:font-size="15pt" fo:font-style="italic" style:font-style-asian="italic" style:font-style-complex="italic"/>
    </style:style>
    <style:style style:name="T10" style:family="text">
      <style:text-properties style:font-name="Liberation Serif" fo:font-size="16pt" style:font-name-asian="Liberation Sans2" style:font-size-asian="16pt" style:font-name-complex="Liberation Sans2" style:font-size-complex="16pt"/>
    </style:style>
    <style:style style:name="T11" style:family="text">
      <style:text-properties style:font-name="Liberation Serif" fo:font-size="16pt" fo:font-style="italic" style:font-name-asian="Liberation Sans2" style:font-size-asian="16pt" style:font-style-asian="italic" style:font-name-complex="Liberation Sans2" style:font-size-complex="16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Liberation Serif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cm" svg:height="1cm" svg:x="1.7cm" svg:y="0.5cm">
          <text:p text:style-name="P1"><text:span text:style-name="T1">1</text:span><text:span text:style-name="T1">-</text:span><text:span text:style-name="T2">α</text:span><text:span text:style-name="T3">z</text:span><text:span text:style-name="T4">-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8cm" svg:height="0.8cm" svg:x="4.3cm" svg:y="0.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5cm" svg:y1="1cm" svg:x2="4.3cm" svg:y2="1cm" draw:start-shape="id1" draw:start-glue-point="1" draw:end-shape="id2" draw:end-glue-point="6" svg:d="M3500 1000h800" svg:viewBox="0 0 801 1">
          <text:p/>
        </draw:connector>
        <draw:custom-shape draw:style-name="gr4" draw:text-style-name="P5" xml:id="id3" draw:id="id3" draw:layer="layout" svg:width="2cm" svg:height="0.6cm" svg:x="7.9cm" svg:y="2cm">
          <text:p text:style-name="P1"><text:span text:style-name="T5">Nois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9cm" svg:y1="2cm" svg:x2="8.9cm" svg:y2="1.4cm" draw:start-shape="id3" draw:start-glue-point="0" svg:d="M8900 2000v-600" svg:viewBox="0 0 1 601">
          <text:p/>
        </draw:connector>
        <draw:connector draw:style-name="gr3" draw:text-style-name="P4" draw:layer="layout" draw:line-skew="-2.457cm" svg:x1="6.8cm" svg:y1="1cm" svg:x2="13.1cm" svg:y2="0.2cm" draw:start-shape="id4" draw:start-glue-point="1" draw:end-shape="id5" draw:end-glue-point="3" svg:d="M6800 1000h700v-800h5600" svg:viewBox="0 0 6301 801">
          <text:p/>
        </draw:connector>
        <draw:custom-shape draw:style-name="gr5" draw:text-style-name="P6" xml:id="id6" draw:id="id6" draw:layer="layout" svg:width="0.3cm" svg:height="1cm" svg:x="-0.2cm" svg:y="0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0.1cm" svg:y1="1cm" svg:x2="1.7cm" svg:y2="1cm" draw:start-shape="id6" draw:start-glue-point="1" draw:end-shape="id1" draw:end-glue-point="3" svg:d="M100 1000h1600" svg:viewBox="0 0 1601 1">
          <text:p/>
        </draw:connector>
        <draw:custom-shape draw:style-name="gr6" draw:text-style-name="P7" xml:id="id12" draw:id="id12" draw:layer="layout" svg:width="1cm" svg:height="1cm" svg:x="10.6cm" svg:y="1.6cm">
          <text:p text:style-name="P1"><text:span text:style-name="T3">z</text:span>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2cm" svg:height="0.4cm" svg:x="14.4cm" svg:y="-0.1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14cm 0.014cm" svg:x1="5.1cm" svg:y1="3.5cm" svg:x2="8cm" svg:y2="3.1cm" draw:start-shape="id7" draw:start-glue-point="3" draw:end-shape="id8" svg:d="M5100 3500h-400v-1000h3300v600" svg:viewBox="0 0 3301 1001">
          <text:p/>
        </draw:connector>
        <draw:frame draw:style-name="gr8" draw:text-style-name="P9" draw:layer="layout" svg:width="0.714cm" svg:height="0.962cm" svg:x="4.001cm" svg:y="1cm">
          <draw:text-box>
            <text:p>-</text:p>
          </draw:text-box>
        </draw:frame>
        <draw:frame draw:style-name="gr9" draw:text-style-name="P10" draw:layer="layout" svg:width="0.9cm" svg:height="0.98cm" svg:x="3.9cm" svg:y="3.9cm">
          <draw:text-box>
            <text:p><text:span text:style-name="T6">p</text:span><text:span text:style-name="T7">t</text:span></text:p>
          </draw:text-box>
        </draw:frame>
        <draw:frame draw:style-name="gr9" draw:text-style-name="P11" draw:layer="layout" svg:width="1.175cm" svg:height="0.98cm" svg:x="7.2cm" svg:y="3.9cm">
          <draw:text-box>
            <text:p><text:span text:style-name="T8">s</text:span><text:span text:style-name="T9">t-1</text:span></text:p>
          </draw:text-box>
        </draw:frame>
        <draw:frame draw:style-name="gr9" draw:text-style-name="P10" draw:layer="layout" svg:width="0.9cm" svg:height="0.98cm" svg:x="4.9cm" svg:y="0.02cm">
          <draw:text-box>
            <text:p><text:span text:style-name="T6">e</text:span><text:span text:style-name="T7">t</text:span></text:p>
          </draw:text-box>
        </draw:frame>
        <draw:connector draw:style-name="gr3" draw:text-style-name="P4" draw:layer="layout" svg:x1="7.6cm" svg:y1="3.5cm" svg:x2="6.7cm" svg:y2="3.5cm" draw:start-shape="id8" draw:start-glue-point="6" draw:end-shape="id7" draw:end-glue-point="1" svg:d="M7600 3500h-900" svg:viewBox="0 0 901 1">
          <text:p/>
        </draw:connector>
        <draw:connector draw:style-name="gr3" draw:text-style-name="P4" draw:layer="layout" draw:line-skew="-0.657cm" svg:x1="10.5cm" svg:y1="6.1cm" svg:x2="13.1cm" svg:y2="5.1cm" draw:start-shape="id9" draw:start-glue-point="1" draw:end-shape="id10" draw:end-glue-point="3" svg:d="M10500 6100h650v-1000h1950" svg:viewBox="0 0 2601 1001">
          <text:p/>
        </draw:connector>
        <draw:custom-shape draw:style-name="gr10" draw:text-style-name="P12" xml:id="id9" draw:id="id9" draw:layer="layout" svg:width="1cm" svg:height="1cm" svg:x="9.5cm" svg:y="5.6cm">
          <text:p text:style-name="P1"><text:span text:style-name="T10">Q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13" draw:id="id13" draw:layer="layout" svg:width="1cm" svg:height="1cm" svg:x="9.5cm" svg:y="3cm">
          <text:p text:style-name="P1"><text:span text:style-name="T11">Q</text:span><text:span text:style-name="T4">-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14cm" svg:x1="5.1cm" svg:y1="3.5cm" svg:x2="4.7cm" svg:y2="1.4cm" draw:start-shape="id7" draw:start-glue-point="3" draw:end-shape="id2" draw:end-glue-point="8" svg:d="M5100 3500h-400v-1299-801" svg:viewBox="0 0 401 2101">
          <text:p/>
        </draw:connector>
        <draw:connector draw:style-name="gr12" draw:text-style-name="P4" draw:layer="layout" svg:x1="6.8cm" svg:y1="1cm" svg:x2="8.5cm" svg:y2="1cm" draw:start-shape="id4" draw:start-glue-point="1" draw:end-shape="id11" draw:end-glue-point="6" svg:d="M6800 1000h1700" svg:viewBox="0 0 1701 1">
          <text:p/>
        </draw:connector>
        <draw:connector draw:style-name="gr3" draw:text-style-name="P4" draw:layer="layout" svg:x1="11.1cm" svg:y1="2.6cm" svg:x2="10.5cm" svg:y2="3.5cm" draw:start-shape="id12" draw:start-glue-point="2" draw:end-shape="id13" draw:end-glue-point="1" svg:d="M11100 2600v900h-600" svg:viewBox="0 0 601 901">
          <text:p/>
        </draw:connector>
        <draw:connector draw:style-name="gr12" draw:text-style-name="P4" draw:layer="layout" svg:x1="9.5cm" svg:y1="3.5cm" svg:x2="8.4cm" svg:y2="3.5cm" draw:start-shape="id13" draw:start-glue-point="3" draw:end-shape="id8" draw:end-glue-point="10" svg:d="M9500 3500h-1100" svg:viewBox="0 0 1101 1">
          <text:p/>
        </draw:connector>
        <draw:custom-shape draw:style-name="gr10" draw:text-style-name="P12" xml:id="id14" draw:id="id14" draw:layer="layout" svg:width="1cm" svg:height="1cm" svg:x="9.5cm" svg:y="4.3cm">
          <text:p text:style-name="P1"><text:span text:style-name="T10">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5cm" svg:y1="4.8cm" svg:x2="13.1cm" svg:y2="4.8cm" draw:start-shape="id14" draw:start-glue-point="1" draw:end-shape="id15" draw:end-glue-point="3" svg:d="M10500 4800h2600" svg:viewBox="0 0 2601 1">
          <text:p/>
        </draw:connector>
        <draw:custom-shape draw:style-name="gr10" draw:text-style-name="P12" xml:id="id4" draw:id="id4" draw:layer="layout" svg:width="1cm" svg:height="1cm" svg:x="5.8cm" svg:y="0.5cm">
          <text:p text:style-name="P1"><text:span text:style-name="T10">Q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1cm" svg:y1="1cm" svg:x2="5.8cm" svg:y2="1cm" draw:start-shape="id2" draw:start-glue-point="10" draw:end-shape="id4" draw:end-glue-point="3" svg:d="M5100 1000h700" svg:viewBox="0 0 701 1">
          <text:p/>
        </draw:connector>
        <draw:connector draw:style-name="gr3" draw:text-style-name="P4" draw:layer="layout" svg:x1="9.3cm" svg:y1="1cm" svg:x2="11.1cm" svg:y2="1.6cm" draw:start-shape="id11" draw:start-glue-point="10" draw:end-shape="id12" draw:end-glue-point="0" svg:d="M9300 1000h1800v600" svg:viewBox="0 0 1801 601">
          <text:p/>
        </draw:connector>
        <draw:frame draw:style-name="gr13" draw:text-style-name="P14" draw:layer="layout" svg:width="2.272cm" svg:height="1.361cm" svg:x="11cm" svg:y="5.1cm">
          <draw:text-box>
            <text:p text:style-name="P1"><text:span text:style-name="T12">Training</text:span><text:span text:style-name="T12"><text:line-break/></text:span><text:span text:style-name="T12">Inputs</text:span></text:p>
          </draw:text-box>
        </draw:frame>
        <draw:frame draw:style-name="gr13" draw:text-style-name="P14" draw:layer="layout" svg:width="2.272cm" svg:height="1.361cm" svg:x="11.001cm" svg:y="0.201cm">
          <draw:text-box>
            <text:p text:style-name="P1"><text:span text:style-name="T12">Training</text:span><text:span text:style-name="T12"><text:line-break/></text:span><text:span text:style-name="T12">Target</text:span></text:p>
          </draw:text-box>
        </draw:frame>
        <draw:frame draw:style-name="gr14" draw:text-style-name="P14" draw:layer="layout" svg:width="2.183cm" svg:height="1.361cm" svg:x="-0.2cm" svg:y="1cm">
          <draw:text-box>
            <text:p text:style-name="P1"><text:span text:style-name="T12">Input</text:span><text:span text:style-name="T12"><text:line-break/></text:span><text:span text:style-name="T12">Speech</text:span></text:p>
          </draw:text-box>
        </draw:frame>
        <draw:custom-shape draw:style-name="gr15" draw:text-style-name="P15" xml:id="id7" draw:id="id7" draw:layer="layout" svg:width="1.6cm" svg:height="1cm" svg:x="5.1cm" svg:y="3cm">
          <text:p text:style-name="P1"><text:span text:style-name="T13">P</text:span><text:span text:style-name="T14">(</text:span><text:span text:style-name="T13">z</text:span><text:span text:style-name="T14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0.8cm" svg:height="0.8cm" svg:x="7.6cm" svg:y="3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xml:id="id11" draw:id="id11" draw:layer="layout" svg:width="0.8cm" svg:height="0.8cm" svg:x="8.5cm" svg:y="0.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line-skew="0.114cm" svg:x1="5.1cm" svg:y1="3.5cm" svg:x2="9.5cm" svg:y2="6.1cm" draw:start-shape="id7" draw:start-glue-point="3" draw:end-shape="id9" svg:d="M5100 3500h-400v2600h4800" svg:viewBox="0 0 4801 2601">
          <text:p/>
        </draw:connector>
        <draw:connector draw:style-name="gr3" draw:text-style-name="P4" draw:layer="layout" draw:line-skew="0.214cm" svg:x1="7.6cm" svg:y1="3.5cm" svg:x2="9.5cm" svg:y2="4.8cm" draw:start-shape="id8" draw:start-glue-point="6" draw:end-shape="id14" draw:end-glue-point="3" svg:d="M7600 3500h-300v1300h2200" svg:viewBox="0 0 2201 1301">
          <text:p/>
        </draw:connector>
        <draw:connector draw:style-name="gr3" draw:text-style-name="P4" draw:layer="layout" svg:x1="11.1cm" svg:y1="2.6cm" svg:x2="13.1cm" svg:y2="4.5cm" draw:start-shape="id12" draw:start-glue-point="2" draw:end-shape="id16" draw:end-glue-point="3" svg:d="M11100 2600v1900h2000" svg:viewBox="0 0 2001 1901">
          <text:p/>
        </draw:connector>
        <draw:custom-shape draw:style-name="gr17" draw:text-style-name="P4" xml:id="id10" draw:id="id10" draw:layer="layout" svg:width="0.2cm" svg:height="0.2cm" svg:x="13.1cm" svg:y="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15" draw:id="id15" draw:layer="layout" svg:width="0.2cm" svg:height="0.2cm" svg:x="13.1cm" svg:y="4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16" draw:id="id16" draw:layer="layout" svg:width="0.2cm" svg:height="0.2cm" svg:x="13.1cm" svg:y="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5" draw:id="id5" draw:layer="layout" svg:width="0.2cm" svg:height="0.2cm" svg:x="13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2:19:47.427569428</meta:creation-date>
    <dc:date>2019-03-01T14:23:06.692723853</dc:date>
    <meta:editing-duration>P2DT48M52S</meta:editing-duration>
    <meta:editing-cycles>38</meta:editing-cycles>
    <meta:generator>LibreOffice/5.4.7.2$Linux_X86_64 LibreOffice_project/40$Build-2</meta:generator>
    <meta:document-statistic meta:object-count="41"/>
  </office:meta>
</office:document-meta>
</file>